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8189" officeooo:paragraph-rsid="00198189"/>
    </style:style>
    <style:style style:name="P4" style:family="paragraph" style:parent-style-name="Standard" style:list-style-name="L1">
      <style:text-properties officeooo:rsid="00198189" officeooo:paragraph-rsid="00198189"/>
    </style:style>
    <style:style style:name="T1" style:family="text">
      <style:text-properties officeooo:rsid="001821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3762581" text:style-name="L1">
        <text:list-item>
          <text:p text:style-name="P2">Indique a veracidade das seguintes afirmacións:</text:p>
        </text:list-item>
      </text:list>
      <text:p text:style-name="Standard"><text:tab/>A. Un virus informático é un programa con propiedades autocopiativas e finalidade <text:tab/>destrutiva →<text:span text:style-name="T1"> pueden ser tanto como inocuas como muy dañinas.</text:span></text:p>
      <text:p text:style-name="Standard"><text:tab/>B. <text:span text:style-name="T1">P</text:span>roblema dos virus informáticos ten unha compoñente comercial →<text:span text:style-name="T1"> </text:span></text:p>
      <text:p text:style-name="Standard"><text:tab/>C. Un virus informático pode ser o responsable dunha avaría hardware nun disco duro →<text:span text:style-name="T1"> F</text:span></text:p>
      <text:p text:style-name="Standard"><text:tab/>D. A orixe dos virus é claro: xéranos as empresas de software →<text:span text:style-name="T1"> F</text:span></text:p>
      <text:p text:style-name="Standard"><text:tab/>E. Todos os virus teñen extensión EXE (executables) →<text:span text:style-name="T1"> V</text:span></text:p>
      <text:p text:style-name="Standard"><text:tab/>F. Os puntos de restauración de Windows volven o estado anterior do PC, eliminando <text:tab/>programas e datos almacenados con posterioridade.</text:p>
      <text:p text:style-name="Standard"><text:tab/>G. WordPerfect foi un dos primeiros procesadores existentes.</text:p>
      <text:p text:style-name="Standard"><text:tab/>H. As utilidades freeware, shareware e de software libre son inferiores ás comerciais.</text:p>
      <text:p text:style-name="Standard"/>
      <text:list xml:id="list142625065227540" text:continue-numbering="true" text:style-name="L1">
        <text:list-item>
          <text:p text:style-name="P1">Realice as consideracións oportunas sobre os antivirus hardware e software.</text:p>
          <text:p text:style-name="P1"/>
        </text:list-item>
        <text:list-item>
          <text:p text:style-name="P1">Que dano perseguen os hoax?</text:p>
          <text:p text:style-name="P1"/>
        </text:list-item>
        <text:list-item>
          <text:p text:style-name="P1">Indique as medidas básicas que hai que tomar con respecto aos virus.</text:p>
          <text:p text:style-name="P4">Antivirus</text:p>
          <text:p text:style-name="P1"/>
        </text:list-item>
        <text:list-item>
          <text:p text:style-name="P2">Indique tres tipos de acceso remoto. </text:p>
          <text:p text:style-name="P3">VPN, escritorio remoto y asistencia remota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4:08:57.422000000</meta:creation-date>
    <dc:date>2020-10-08T14:26:23.845000000</dc:date>
    <meta:editing-duration>PT10M59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5" meta:word-count="164" meta:character-count="1019" meta:non-whitespace-character-count="863"/>
  </office:meta>
</office:document-meta>
</file>